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normal" officeooo:rsid="000b9576" officeooo:paragraph-rsid="000b9576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normal" officeooo:rsid="000c1216" officeooo:paragraph-rsid="000c1216" style:font-size-asian="16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2pt" fo:font-style="normal" style:text-underline-style="none" fo:font-weight="bold" officeooo:rsid="000b9576" officeooo:paragraph-rsid="000b9576" style:font-size-asian="22pt" style:font-style-asian="normal" style:font-weight-asian="bold" style:font-size-complex="2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b9576" officeooo:paragraph-rsid="000b9576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c1216" officeooo:paragraph-rsid="000c1216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0b9576" officeooo:paragraph-rsid="000b9576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b9576" officeooo:paragraph-rsid="000b9576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0e0778" officeooo:paragraph-rsid="000e0778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fo:font-style="normal" style:text-underline-style="none" fo:font-weight="normal" officeooo:rsid="000e0778" officeooo:paragraph-rsid="000e0778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normal" officeooo:rsid="000b9576" officeooo:paragraph-rsid="000e0778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officeooo:rsid="000c1216"/>
    </style:style>
    <style:style style:name="T2" style:family="text">
      <style:text-properties officeooo:rsid="000e07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scalOnline</text:p>
      <text:p text:style-name="P4"/>
      <text:p text:style-name="P4">pascalOnline is an <text:span text:style-name="T1">Free (Libre)</text:span> online service for compiling and running your pascal code it contains also a <text:s/>pastebin service to share code with everyone because sharing matters.</text:p>
      <text:p text:style-name="P4"/>
      <text:p text:style-name="P4">pascalOnline is written in Python using flask framework. It uses the following technologies :</text:p>
      <text:p text:style-name="P4"/>
      <text:list xml:id="list8467221332409248668" text:style-name="L1">
        <text:list-item>
          <text:p text:style-name="P6">Python 2.7</text:p>
        </text:list-item>
        <text:list-item>
          <text:p text:style-name="P6">Flask</text:p>
        </text:list-item>
        <text:list-item>
          <text:p text:style-name="P6">Bootstrap 3</text:p>
        </text:list-item>
        <text:list-item>
          <text:p text:style-name="P6">SQLAlchemy</text:p>
        </text:list-item>
        <text:list-item>
          <text:p text:style-name="P6">SQLite3</text:p>
        </text:list-item>
        <text:list-item>
          <text:p text:style-name="P6">ACE editor</text:p>
        </text:list-item>
        <text:list-item>
          <text:p text:style-name="P8">FreePascal</text:p>
        </text:list-item>
      </text:list>
      <text:p text:style-name="P4"/>
      <text:p text:style-name="P4">pascalOnline's pastebin part was inspired from a bottle projects “Bottlepast” written by guys from arab-team2000.</text:p>
      <text:p text:style-name="P4"/>
      <text:p text:style-name="P1">1.License :</text:p>
      <text:p text:style-name="P5">pascalOnline is licencsd under GPL v2.0 license, you can find it in LICENSE.txt file or <text:s/>you can take a copy from this url : <text:a xlink:type="simple" xlink:href="http://www.gnu.org/licenses/gpl-2.0.html" text:style-name="Internet_20_link" text:visited-style-name="Visited_20_Internet_20_Link">http://www.gnu.org/licenses/gpl-2.0.html</text:a> </text:p>
      <text:p text:style-name="P1"/>
      <text:p text:style-name="P1">2.Requirments :</text:p>
      <text:p text:style-name="P4"><text:span text:style-name="T2">T</text:span>his project will be up and runnig easilly in GNU/Linux environment, but you can make it run on windows you just need a python 2.7 installation, sqlite3 and SQLAlchemy.</text:p>
      <text:p text:style-name="P4">You can easilly install python packages using pip.</text:p>
      <text:p text:style-name="P4"/>
      <text:p text:style-name="P10"><text:span text:style-name="T2">3</text:span>.<text:span text:style-name="T2">TO DO</text:span> <text:span text:style-name="T2">List</text:span>:</text:p>
      <text:p text:style-name="P10"/>
      <text:list xml:id="list2364543143786747592" text:style-name="L2">
        <text:list-item>
          <text:p text:style-name="P9">Add bootstrap page navigation in community.html.</text:p>
        </text:list-item>
        <text:list-item>
          <text:p text:style-name="P9">Use subprocess instead of commands for portabilty.</text:p>
        </text:list-item>
        <text:list-item>
          <text:p text:style-name="P9">Add input to programs in run.</text:p>
        </text:list-item>
        <text:list-item>
          <text:p text:style-name="P9">Make an awesome UI + mobile compatibility.</text:p>
        </text:list-item>
        <text:list-item>
          <text:p text:style-name="P9">Make a Facebook, Twitter and G+ share option.</text:p>
        </text:list-item>
        <text:list-item>
          <text:p text:style-name="P9">Solve ACE Editor space problem in google chrome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17:46:51.930750068</meta:creation-date>
    <dc:date>2015-02-20T15:01:01.622839197</dc:date>
    <meta:editing-duration>PT16M42S</meta:editing-duration>
    <meta:editing-cycles>2</meta:editing-cycles>
    <meta:generator>LibreOffice/4.3.5.2.0$Linux_X86_64 LibreOffice_project/430m0$Build-2</meta:generator>
    <meta:document-statistic meta:table-count="0" meta:image-count="0" meta:object-count="0" meta:page-count="1" meta:paragraph-count="23" meta:word-count="192" meta:character-count="1158" meta:non-whitespace-character-count="999"/>
  </office:meta>
</office:document-meta>
</file>